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1.55cm" fo:min-width="2.3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51cm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77cm"/>
    </style:style>
    <style:style style:name="gr6" style:family="graphic" style:parent-style-name="standard">
      <style:graphic-properties svg:stroke-color="#aadcf7" draw:fill-color="#aadcf7" draw:textarea-horizontal-align="justify" draw:textarea-vertical-align="middle" draw:auto-grow-height="false" fo:min-height="1.75cm" fo:min-width="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aadcf7" draw:fill-color="#aadcf7" draw:textarea-horizontal-align="justify" draw:textarea-vertical-align="middle" draw:auto-grow-height="false" fo:min-height="0.758cm" fo:min-width="2.302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8cm" svg:height="1.8cm" svg:x="8.3cm" svg:y="11.9cm">
          <draw:glue-point draw:id="4" svg:x="-5.002cm" svg:y="-2.5cm"/>
          <draw:glue-point draw:id="5" svg:x="-5.002cm" svg:y="2.5cm"/>
          <text:p text:style-name="P1">acc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cm" svg:height="2cm" svg:x="5.4cm" svg:y="11.8cm">
          <text:p text:style-name="P1">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51cm" svg:height="0.954cm" svg:x="0.8cm" svg:y="12.346cm">
          <draw:text-box>
            <text:p>ρ [nb+7:0]</text:p>
          </draw:text-box>
        </draw:frame>
        <draw:connector draw:style-name="gr4" draw:text-style-name="P4" draw:layer="layout" svg:x1="4.151cm" svg:y1="12.823cm" svg:x2="5.4cm" svg:y2="12.8cm" draw:start-shape="id1" draw:start-glue-point="1" draw:end-shape="id2" draw:end-glue-point="6" svg:d="M4151 12823h624v-23h625" svg:viewBox="0 0 1250 24">
          <text:p/>
        </draw:connector>
        <draw:frame draw:style-name="gr5" draw:text-style-name="P3" xml:id="id3" draw:id="id3" draw:layer="layout" svg:width="1.277cm" svg:height="0.954cm" svg:x="5.75cm" svg:y="15.62cm">
          <draw:text-box>
            <text:p>“1”</text:p>
          </draw:text-box>
        </draw:frame>
        <draw:connector draw:style-name="gr4" draw:text-style-name="P4" draw:layer="layout" svg:x1="6.388cm" svg:y1="15.62cm" svg:x2="6.4cm" svg:y2="13.8cm" draw:start-shape="id3" draw:start-glue-point="0" draw:end-shape="id2" draw:end-glue-point="8" svg:d="M6388 15620v-909h12v-911" svg:viewBox="0 0 13 1821">
          <text:p/>
        </draw:connector>
        <draw:connector draw:style-name="gr4" draw:text-style-name="P4" draw:layer="layout" svg:x1="7.4cm" svg:y1="12.8cm" svg:x2="8.3cm" svg:y2="12.8cm" draw:start-shape="id2" draw:start-glue-point="10" draw:end-shape="id4" draw:end-glue-point="3" svg:d="M7400 12800h900" svg:viewBox="0 0 901 1">
          <text:p/>
        </draw:connector>
        <draw:custom-shape draw:style-name="gr6" draw:text-style-name="P2" xml:id="id5" draw:id="id5" draw:layer="layout" svg:width="2.5cm" svg:height="2cm" svg:x="5.2cm" svg:y="3.5cm">
          <draw:glue-point draw:id="4" svg:x="-5.002cm" svg:y="-2.5cm"/>
          <draw:glue-point draw:id="5" svg:x="-5.002cm" svg:y="2.5cm"/>
          <text:p text:style-name="P1">mi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.475cm" svg:y1="12.346cm" svg:x2="5.2cm" svg:y2="4.5cm" draw:start-shape="id1" draw:start-glue-point="0" draw:end-shape="id5" draw:end-glue-point="3" svg:d="M2475 12346v-7846h2725" svg:viewBox="0 0 2726 7847">
          <text:p/>
        </draw:connector>
        <draw:custom-shape draw:style-name="gr1" draw:text-style-name="P2" xml:id="id6" draw:id="id6" draw:layer="layout" svg:width="2.8cm" svg:height="1.8cm" svg:x="12.3cm" svg:y="11.9cm">
          <draw:glue-point draw:id="4" svg:x="-5.002cm" svg:y="-2.5cm"/>
          <draw:glue-point draw:id="5" svg:x="-5.002cm" svg:y="2.5cm"/>
          <draw:glue-point draw:id="6" svg:x="-2.142cm" svg:y="-5cm"/>
          <text:p text:style-name="P1">floo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1.1cm" svg:y1="12.8cm" svg:x2="12.3cm" svg:y2="12.8cm" draw:start-shape="id4" draw:start-glue-point="1" draw:end-shape="id6" draw:end-glue-point="3" svg:d="M11100 12800h1200" svg:viewBox="0 0 1201 1">
          <text:p/>
        </draw:connector>
        <draw:frame draw:style-name="gr7" draw:text-style-name="P3" xml:id="id7" draw:id="id7" draw:layer="layout" svg:width="1.738cm" svg:height="0.954cm" svg:x="8.83cm" svg:y="9.9cm">
          <draw:text-box>
            <text:p>start</text:p>
          </draw:text-box>
        </draw:frame>
        <draw:connector draw:style-name="gr8" draw:text-style-name="P4" draw:layer="layout" svg:x1="9.699cm" svg:y1="10.854cm" svg:x2="9.7cm" svg:y2="11.9cm" draw:start-shape="id7" draw:start-glue-point="2" draw:end-shape="id4" draw:end-glue-point="0" svg:d="M9699 10854v523h1v523" svg:viewBox="0 0 2 1047">
          <text:p/>
        </draw:connector>
        <draw:frame draw:style-name="gr9" draw:text-style-name="P3" draw:layer="layout" svg:width="1.129cm" svg:height="0.878cm" svg:x="9.6cm" svg:y="11.146cm">
          <draw:text-box>
            <text:p><text:span text:style-name="T1">en</text:span></text:p>
          </draw:text-box>
        </draw:frame>
        <draw:custom-shape draw:style-name="gr2" draw:text-style-name="P2" xml:id="id8" draw:id="id8" draw:layer="layout" svg:width="2cm" svg:height="2cm" svg:x="14.6cm" svg:y="15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cm" svg:height="2cm" svg:x="15.9cm" svg:y="6.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cm" svg:height="2cm" svg:x="14.6cm" svg:y="8.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5.1cm" svg:y1="12.8cm" svg:x2="15.6cm" svg:y2="15.1cm" draw:start-shape="id6" draw:start-glue-point="1" draw:end-shape="id8" draw:end-glue-point="4" svg:d="M15100 12800h501v1600h-1v700" svg:viewBox="0 0 502 2301">
          <text:p/>
        </draw:connector>
        <draw:connector draw:style-name="gr4" draw:text-style-name="P4" draw:layer="layout" svg:x1="7.027cm" svg:y1="16.097cm" svg:x2="14.6cm" svg:y2="16.1cm" draw:start-shape="id3" draw:start-glue-point="1" draw:end-shape="id8" draw:end-glue-point="3" svg:d="M7027 16097h3786v3h3787" svg:viewBox="0 0 7574 4">
          <text:p/>
        </draw:connector>
        <draw:custom-shape draw:style-name="gr10" draw:text-style-name="P2" xml:id="id9" draw:id="id9" draw:layer="layout" svg:width="5cm" svg:height="1.8cm" draw:transform="rotate (1.5709708597201) translate (19.6cm 17.1cm)">
          <draw:glue-point draw:id="8" svg:x="-5cm" svg:y="-3.6cm"/>
          <draw:glue-point draw:id="9" svg:x="-5cm" svg:y="3cm"/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4" draw:layer="layout" svg:x1="16.6cm" svg:y1="16.1cm" svg:x2="19.6cm" svg:y2="16.1cm" draw:start-shape="id8" draw:start-glue-point="10" draw:end-shape="id9" draw:end-glue-point="9" svg:d="M16600 16100h3000" svg:viewBox="0 0 3001 1">
          <text:p/>
        </draw:connector>
        <draw:connector draw:style-name="gr4" draw:text-style-name="P4" draw:layer="layout" svg:x1="15.1cm" svg:y1="12.8cm" svg:x2="19.6cm" svg:y2="12.8cm" draw:start-shape="id6" draw:start-glue-point="1" draw:end-shape="id9" draw:end-glue-point="8" svg:d="M15100 12800h4500" svg:viewBox="0 0 4501 1">
          <text:p/>
        </draw:connector>
        <draw:frame draw:style-name="gr9" draw:text-style-name="P3" draw:layer="layout" svg:width="0.714cm" svg:height="0.954cm" svg:x="15.9cm" svg:y="10.5cm">
          <draw:text-box>
            <text:p>-</text:p>
          </draw:text-box>
        </draw:frame>
        <draw:connector draw:style-name="gr4" draw:text-style-name="P4" draw:layer="layout" svg:x1="16.6cm" svg:y1="9.7cm" svg:x2="16.9cm" svg:y2="8.7cm" draw:start-shape="id10" draw:start-glue-point="10" draw:end-shape="id11" draw:end-glue-point="8" svg:d="M16600 9700h300v-1000" svg:viewBox="0 0 301 1001">
          <text:p/>
        </draw:connector>
        <draw:frame draw:style-name="gr9" draw:text-style-name="P3" xml:id="id12" draw:id="id12" draw:layer="layout" svg:width="1.277cm" svg:height="0.954cm" svg:x="16.28cm" svg:y="4.6cm">
          <draw:text-box>
            <text:p>“1”</text:p>
          </draw:text-box>
        </draw:frame>
        <draw:connector draw:style-name="gr4" draw:text-style-name="P4" draw:layer="layout" svg:x1="16.918cm" svg:y1="5.554cm" svg:x2="16.9cm" svg:y2="6.7cm" draw:start-shape="id12" draw:start-glue-point="2" draw:end-shape="id11" draw:end-glue-point="4" svg:d="M16918 5554v573h-18v573" svg:viewBox="0 0 19 1147">
          <text:p/>
        </draw:connector>
        <draw:custom-shape draw:style-name="gr10" draw:text-style-name="P2" xml:id="id13" draw:id="id13" draw:layer="layout" svg:width="5cm" svg:height="1.8cm" draw:transform="rotate (1.5709708597201) translate (19.6cm 11.2cm)">
          <draw:glue-point draw:id="8" svg:x="-5cm" svg:y="-3.6cm"/>
          <draw:glue-point draw:id="9" svg:x="-5cm" svg:y="3cm"/>
          <draw:glue-point draw:id="10" svg:x="-5.005cm" svg:y="-2cm"/>
          <draw:glue-point draw:id="11" svg:x="-5.005cm" svg:y="2cm"/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4" draw:layer="layout" svg:x1="17.9cm" svg:y1="7.7cm" svg:x2="19.6cm" svg:y2="7.7cm" draw:start-shape="id11" draw:start-glue-point="10" draw:end-shape="id13" draw:end-glue-point="10" svg:d="M17900 7700h1700" svg:viewBox="0 0 1701 1">
          <text:p/>
        </draw:connector>
        <draw:connector draw:style-name="gr4" draw:text-style-name="P4" draw:layer="layout" svg:x1="16.6cm" svg:y1="9.7cm" svg:x2="19.6cm" svg:y2="9.7cm" draw:start-shape="id10" draw:start-glue-point="10" draw:end-shape="id13" draw:end-glue-point="11" svg:d="M16600 9700h3000" svg:viewBox="0 0 3001 1">
          <text:p/>
        </draw:connector>
        <draw:frame draw:style-name="gr9" draw:text-style-name="P3" draw:layer="layout" svg:width="0.714cm" svg:height="0.954cm" svg:x="17.7cm" svg:y="8.3cm">
          <draw:text-box>
            <text:p>-</text:p>
          </draw:text-box>
        </draw:frame>
        <draw:custom-shape draw:style-name="gr2" draw:text-style-name="P2" xml:id="id14" draw:id="id14" draw:layer="layout" svg:width="2cm" svg:height="2cm" svg:x="22.2cm" svg:y="7.7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1.4cm" svg:y1="8.7cm" svg:x2="22.2cm" svg:y2="8.7cm" draw:start-shape="id13" draw:start-glue-point="5" draw:end-shape="id14" draw:end-glue-point="6" svg:d="M21400 8700h800" svg:viewBox="0 0 801 1">
          <text:p/>
        </draw:connector>
        <draw:connector draw:style-name="gr4" draw:text-style-name="P4" draw:layer="layout" svg:x1="15.1cm" svg:y1="12.8cm" svg:x2="15.6cm" svg:y2="10.7cm" draw:start-shape="id6" draw:start-glue-point="1" draw:end-shape="id10" draw:end-glue-point="8" svg:d="M15100 12800h501v-1499h-1v-601" svg:viewBox="0 0 502 2101">
          <text:p/>
        </draw:connector>
        <draw:frame draw:style-name="gr9" draw:text-style-name="P3" xml:id="id15" draw:id="id15" draw:layer="layout" svg:width="4.731cm" svg:height="0.954cm" svg:x="24.069cm" svg:y="4.02cm">
          <draw:text-box>
            <text:p>h_step [nb-1:0]</text:p>
          </draw:text-box>
        </draw:frame>
        <draw:connector draw:style-name="gr11" draw:text-style-name="P4" draw:layer="layout" svg:x1="7.7cm" svg:y1="4.5cm" svg:x2="24.069cm" svg:y2="4.497cm" draw:start-shape="id5" draw:start-glue-point="1" draw:end-shape="id15" svg:d="M7700 4500h8185v-3h8184" svg:viewBox="0 0 16370 4">
          <text:p/>
        </draw:connector>
        <draw:connector draw:style-name="gr11" draw:text-style-name="P4" draw:layer="layout" svg:x1="7.7cm" svg:y1="4.5cm" svg:x2="23.2cm" svg:y2="7.7cm" draw:start-shape="id5" draw:start-glue-point="1" draw:end-shape="id14" draw:end-glue-point="4" svg:d="M7700 4500h15500v3200" svg:viewBox="0 0 15501 3201">
          <text:p/>
        </draw:connector>
        <draw:frame draw:style-name="gr9" draw:text-style-name="P3" xml:id="id16" draw:id="id16" draw:layer="layout" svg:width="2.627cm" svg:height="0.954cm" svg:x="5.09cm" svg:y="6.9cm">
          <draw:text-box>
            <text:p>α_done</text:p>
          </draw:text-box>
        </draw:frame>
        <draw:connector draw:style-name="gr8" draw:text-style-name="P4" draw:layer="layout" svg:x1="6.4cm" svg:y1="11.8cm" svg:x2="6.403cm" svg:y2="7.854cm" draw:start-shape="id2" draw:start-glue-point="4" draw:end-shape="id16" draw:end-glue-point="2" svg:d="M6400 11800v-1973h3v-1973" svg:viewBox="0 0 4 3947">
          <text:p/>
        </draw:connector>
        <draw:frame draw:style-name="gr9" draw:text-style-name="P3" draw:layer="layout" svg:width="2.949cm" svg:height="0.878cm" svg:x="3.7cm" svg:y="11cm">
          <draw:text-box>
            <text:p><text:span text:style-name="T1">div_ready</text:span></text:p>
          </draw:text-box>
        </draw:frame>
        <draw:frame draw:style-name="gr9" draw:text-style-name="P3" xml:id="id17" draw:id="id17" draw:layer="layout" svg:width="3.199cm" svg:height="0.954cm" svg:x="25.6cm" svg:y="8.22cm">
          <draw:text-box>
            <text:p>α [nb-1:0]</text:p>
          </draw:text-box>
        </draw:frame>
        <draw:connector draw:style-name="gr11" draw:text-style-name="P4" draw:layer="layout" svg:x1="24.2cm" svg:y1="8.7cm" svg:x2="25.6cm" svg:y2="8.697cm" draw:start-shape="id14" draw:start-glue-point="10" draw:end-shape="id17" draw:end-glue-point="3" svg:d="M24200 8700h701v-3h699" svg:viewBox="0 0 1401 4">
          <text:p/>
        </draw:connector>
        <draw:frame draw:style-name="gr9" draw:text-style-name="P3" xml:id="id18" draw:id="id18" draw:layer="layout" svg:width="4.553cm" svg:height="0.954cm" svg:x="24.1cm" svg:y="14.12cm">
          <draw:text-box>
            <text:p>s_addr_b [7:0]</text:p>
          </draw:text-box>
        </draw:frame>
        <draw:connector draw:style-name="gr12" draw:text-style-name="P4" draw:layer="layout" svg:x1="21.4cm" svg:y1="14.6cm" svg:x2="24.1cm" svg:y2="14.597cm" draw:start-shape="id9" draw:start-glue-point="5" draw:end-shape="id18" draw:end-glue-point="3" svg:d="M21400 14600h1351v-3h1349" svg:viewBox="0 0 2701 4">
          <text:p/>
        </draw:connector>
        <draw:frame draw:style-name="gr13" draw:text-style-name="P3" xml:id="id19" draw:id="id19" draw:layer="layout" svg:width="1.662cm" svg:height="0.954cm" svg:x="17.538cm" svg:y="11.12cm">
          <draw:text-box>
            <text:p>side</text:p>
          </draw:text-box>
        </draw:frame>
        <draw:connector draw:style-name="gr8" draw:text-style-name="P4" draw:layer="layout" svg:x1="19.2cm" svg:y1="11.597cm" svg:x2="20.5cm" svg:y2="10.575cm" draw:start-shape="id19" draw:start-glue-point="1" draw:end-shape="id13" draw:end-glue-point="6" svg:d="M19200 11597h1300v-1022" svg:viewBox="0 0 1301 1023">
          <text:p/>
        </draw:connector>
        <draw:connector draw:style-name="gr8" draw:text-style-name="P4" draw:layer="layout" svg:x1="19.2cm" svg:y1="11.597cm" svg:x2="20.5cm" svg:y2="12.725cm" draw:start-shape="id19" draw:start-glue-point="1" draw:end-shape="id9" draw:end-glue-point="4" svg:d="M19200 11597h1300v1128" svg:viewBox="0 0 1301 1129">
          <text:p/>
        </draw:connector>
        <draw:frame draw:style-name="gr5" draw:text-style-name="P3" xml:id="id20" draw:id="id20" draw:layer="layout" svg:width="1.277cm" svg:height="0.954cm" svg:x="5.81cm" svg:y="1.446cm">
          <draw:text-box>
            <text:p>“1”</text:p>
          </draw:text-box>
        </draw:frame>
        <draw:connector draw:style-name="gr4" draw:text-style-name="P4" draw:layer="layout" svg:x1="6.448cm" svg:y1="2.4cm" svg:x2="6.45cm" svg:y2="3.5cm" draw:start-shape="id20" draw:start-glue-point="2" draw:end-shape="id5" draw:end-glue-point="0" svg:d="M6448 2400v550h2v550" svg:viewBox="0 0 3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03T12:00:09.033341861</dc:date>
    <meta:editing-duration>PT41M40S</meta:editing-duration>
    <meta:editing-cycles>18</meta:editing-cycles>
    <meta:generator>LibreOffice/5.3.6.1$Linux_X86_64 LibreOffice_project/30$Build-1</meta:generator>
    <meta:document-statistic meta:object-count="48"/>
  </office:meta>
</office:document-meta>
</file>